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Basic Instructions for Cooking Brown Rice<text:line-break/><text:line-break/></text:span><text:span text:style-name="T1">2 cups long grain brown rice<text:line-break/>4 ½ cups water<text:line-break/>1 ½ t. salt<text:line-break/><text:line-break/>Put all ingredients into a stock pot. Bring to a boil and let it simmer about 3 to 5 minutes, stirring a few times. Cover with a lid and turn heat down to a simmer. Let it cook for about 55 more minutes. Do not lift the lid during cooking time, this will make sticky ric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1:21.16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6" meta:character-count="373"/>
  </office:meta>
</office:document-meta>
</file>